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0752e" officeooo:paragraph-rsid="0000752e" style:font-weight-asian="bold" style:font-weight-complex="bold"/>
    </style:style>
    <style:style style:name="P3" style:family="paragraph" style:parent-style-name="Standard">
      <style:text-properties fo:font-weight="bold" officeooo:rsid="0000752e" officeooo:paragraph-rsid="00021460" style:font-weight-asian="bold" style:font-weight-complex="bold"/>
    </style:style>
    <style:style style:name="P4" style:family="paragraph" style:parent-style-name="Standard">
      <style:text-properties officeooo:rsid="000055e4" officeooo:paragraph-rsid="000055e4"/>
    </style:style>
    <style:style style:name="P5" style:family="paragraph" style:parent-style-name="Standard">
      <style:text-properties fo:font-weight="normal" officeooo:rsid="0000752e" officeooo:paragraph-rsid="0000752e" style:font-weight-asian="normal" style:font-weight-complex="normal"/>
    </style:style>
    <style:style style:name="P6" style:family="paragraph" style:parent-style-name="Text_20_body">
      <style:text-properties officeooo:rsid="000055e4" officeooo:paragraph-rsid="000055e4"/>
    </style:style>
    <style:style style:name="P7" style:family="paragraph" style:parent-style-name="Heading_20_1">
      <style:paragraph-properties fo:break-before="page"/>
      <style:text-properties fo:font-weight="bold" officeooo:rsid="0000752e" officeooo:paragraph-rsid="0000752e" style:font-weight-asian="bold" style:font-weight-complex="bold"/>
    </style:style>
    <style:style style:name="P8" style:family="paragraph" style:parent-style-name="Standard">
      <style:text-properties fo:font-weight="normal" officeooo:rsid="0000752e" officeooo:paragraph-rsid="0000752e" style:font-weight-asian="normal" style:font-weight-complex="normal"/>
    </style:style>
    <style:style style:name="P9" style:family="paragraph" style:parent-style-name="Heading_20_1">
      <style:text-properties fo:font-weight="normal" officeooo:rsid="0000752e" officeooo:paragraph-rsid="0000752e" style:font-weight-asian="normal" style:font-weight-complex="normal"/>
    </style:style>
    <style:style style:name="P10" style:family="paragraph" style:parent-style-name="Heading_20_1">
      <style:text-properties officeooo:rsid="000055e4" officeooo:paragraph-rsid="000055e4"/>
    </style:style>
    <style:style style:name="P11" style:family="paragraph" style:parent-style-name="Heading_20_1">
      <style:paragraph-properties fo:break-before="page"/>
      <style:text-properties officeooo:rsid="000055e4" officeooo:paragraph-rsid="000055e4"/>
    </style:style>
    <style:style style:name="P12" style:family="paragraph" style:parent-style-name="Text_20_body">
      <style:text-properties fo:font-weight="normal" officeooo:rsid="0000752e" officeooo:paragraph-rsid="0000752e" style:font-weight-asian="normal" style:font-weight-complex="normal"/>
    </style:style>
    <style:style style:name="P13" style:family="paragraph" style:parent-style-name="Text_20_body">
      <style:text-properties officeooo:rsid="000055e4" officeooo:paragraph-rsid="000055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doterrenos grandes </text:p>
      <text:p text:style-name="Standard"/>
      <text:p text:style-name="Standard">Los todoterrenos son coches robustos con tracción en las 4 ruedas y su mejor baza es que pueden moverse con facilidad por terrenos difíciles. Este tipo de vehículos pueden soportar mucha carga y admiten un elevado número de ocupantes. Algunos de estos coches son incluso familiares (cada vez se ven más este tipo de vehículos en las grandes ciudades). En general, son perfectos para hacer excusiones e ir en busca de aventuras. En este segmento también encontramos los 4x4 y las típicas rancheras diseñadas bajo el concepto pick up (la parte de atrás es descapotable, hecho que facilita la carga y descarga de materiales). </text:p>
      <text:p text:style-name="Standard"/>
      <text:p text:style-name="Standard"/>
      <text:p text:style-name="P4">Modelos</text:p>
      <text:p text:style-name="P4"/>
      <text:h text:style-name="P10" text:outline-level="1">Audi Q7</text:h>
      <text:p text:style-name="P6"><text:a xlink:type="simple" xlink:href="https://www.youtube.com/watch?v=3IJSXU9AGrY" text:style-name="Internet_20_link" text:visited-style-name="Visited_20_Internet_20_Link">https://www.youtube.com/watch?v=3IJSXU9AGrY</text:a></text:p>
      <text:p text:style-name="P6"/>
      <text:p text:style-name="P6">El modelo Q7 de la empresa alemana Audi, englobado en la categoría SUV, apareció por primera vez en 2005.</text:p>
      <text:p text:style-name="Text_20_body">Inspirándose en la idea original de Ferdinand Piëch, Audi fue el primer fabricante en incorporar tracción total a sus modelos, como pasó con el ya mítico Audi Quattro, uno de los clásicos de las competiciones más antiguas. Sin embargo, hasta la fecha Audi sólo incorporaba la tracción total a sus modelos de alta gama, aunque nunca se había probado en un modelo SUV. El Audi Q7 fue el primero de su gama en incorporar esta novedad en la tracción, que se apoyaba en todas las ruedas del automóvil. Visto el éxito que alcanzó este modelo, en noviembde de 2008 se decidió incorporarla también a una versión similar, aunque más pequeña, del BMW X3, llamado P5.</text:p>
      <text:p text:style-name="Text_20_body">En su diseño se utilizó también la experiencia adquirida en el segmento de otros SUV del grupo Volkswagen, como el Touareg o el Porsche Cayenne. El creador de su diseño, Walter da Silva, vio reconocido su éxito al ser nombrado director de diseño del Grupo Volkswagen.</text:p>
      <text:p text:style-name="P4"/>
      <text:p text:style-name="P4"/>
      <text:p text:style-name="P4">Audi Q7 4.2 FSI AUT. 6V</text:p>
      <text:p text:style-name="P4"/>
      <text:p text:style-name="P4"><text:s text:c="3"/></text:p>
      <text:p text:style-name="P4"/>
      <text:p text:style-name="P4">Información general</text:p>
      <text:p text:style-name="P4">Tipo de coche: <text:tab/>Monovolúmenes grandes</text:p>
      <text:p text:style-name="P4">Tracción: <text:tab/>Tracción en las 4 ruedas</text:p>
      <text:p text:style-name="P4">Tipo de cambio: <text:tab/>AS</text:p>
      <text:p text:style-name="P4">Tara nominal mínima:</text:p>
      <text:p text:style-name="P4">(peso del coche descargado)<text:tab/>2270 Kg</text:p>
      <text:p text:style-name="P4">Plazas máximas: <text:tab/>7 ocupantes</text:p>
      <text:p text:style-name="P4"><text:soft-page-break/>Largo: <text:tab/>5086 mm</text:p>
      <text:p text:style-name="P4">Ancho: <text:tab/>2000 mm</text:p>
      <text:p text:style-name="P4">Alto: <text:tab/>1697 mm</text:p>
      <text:p text:style-name="P4">Motor</text:p>
      <text:p text:style-name="P4">Combustible: <text:tab/>Gasolina</text:p>
      <text:p text:style-name="P4">Cilindrada: <text:tab/>4163 cc</text:p>
      <text:p text:style-name="P4">Número de cilindros: <text:tab/>8</text:p>
      <text:p text:style-name="P4">Prestaciones</text:p>
      <text:p text:style-name="P4">Caballos de potencia: <text:tab/>350 cv</text:p>
      <text:p text:style-name="P4">Potencia máxima: <text:tab/>257 kw</text:p>
      <text:p text:style-name="P4">Par máximo:</text:p>
      <text:p text:style-name="P4">(fuerza del motor)<text:tab/>440 NM</text:p>
      <text:p text:style-name="P4">Consumo</text:p>
      <text:p text:style-name="P4">Nivel de consumo: <text:tab/></text:p>
      <text:p text:style-name="P4">Consumo: <text:tab/>13,3 litros a los 100 km</text:p>
      <text:p text:style-name="P4">Emisiones de CO2: <text:tab/>317 g/km</text:p>
      <text:p text:style-name="P4"/>
      <text:h text:style-name="P11" text:outline-level="1">Porsche Cayenne</text:h>
      <text:p text:style-name="P6"/>
      <text:p text:style-name="P6"><text:a xlink:type="simple" xlink:href="https://www.youtube.com/watch?v=fIHqkvYgi7E" text:style-name="Internet_20_link" text:visited-style-name="Visited_20_Internet_20_Link">https://www.youtube.com/watch?v=fIHqkvYgi7E</text:a></text:p>
      <text:p text:style-name="P6"/>
      <text:p text:style-name="P6">El Porsche Cayenne es el primer SUV del constructor alemán. Nacido en 2003 de una joint venture con Volkswagen, la elección inicial de Porsche fue la de equipar el automóvil con un motor de 4,5 litros, V8 cilindros y en dos versiones, la S y la Turbo. Más tarde se introdujo una versión nueva con un motor de 3.4 derivado de un modelo de Volkswagen que contaba con una potencia de 250 caballos. Además, existe una edición limitada, llamada Turbo S, equipada con un motor que alcanza los 521 caballos de potencia.</text:p>
      <text:p text:style-name="Text_20_body">Ya en 2009 se relanzó una nueva edición de la versión Turbo S. A pesar de la filosofía de deportivo extremo, el Cayenne es también un automóvil perfecto para la conducción en offroad o campo a través, gracias a su tracción extrema que le permite adherirse a cualquier superficie. A pesar de todo, algunos de los fans más incondicionales del constructor alemán criticaron el modelo Cayenne, al considerar que no se trataba de un coche deportivo tradicional, como los modelos anteriores de Porsche.</text:p>
      <text:p text:style-name="Text_20_body">Entre sus prestaciones cabe destacar que el Cayenne es capaz de ponerse de 0 a 100 km/h en tan sólo 4,7 segundos, hecho que lo convierte en uno de los coches más rápidos de su segmento.</text:p>
      <text:p text:style-name="Text_20_body">En 2007 y 2008 el Cayenne sufrió varios rediseños que actualizaron su línea.</text:p>
      <text:p text:style-name="Text_20_body">El Porsche Cayenne de segunda generación fue uno de los modelos más esperados, sobre todo por sus incondicionales. Y se podría decir que su nuevo look no defraudó. Una carrocería más ligera, la mejora de sus motores o unas líneas más deportivas son algunos de los elementos que caracterizan a este nuevo vehículo.</text:p>
      <text:p text:style-name="Text_20_body">A nivel de diseño, el capó es mucho más alargado que recuerda claramente a los Porsche de competición de los años sesenta. El perfil del coche está mucho más realzado y la parte trasera tiene el sello inconfundible de la marca Porsche.</text:p>
      <text:p text:style-name="Text_20_body">El Porsche Cayenne S Hybrid es uno de los modelos más destacados del fabricante de Stuttgart. Pues el motor de 8 cilindros que monta funciona como uno de 6 y por lo tanto necesita menos combustible.</text:p>
      <text:p text:style-name="Text_20_body">En su interior, el conductor podrá disfrutar de un gran confort y de la conducción tanto en carretera.</text:p>
      <text:p text:style-name="P2">Modelo</text:p>
      <text:p text:style-name="P2"/>
      <text:p text:style-name="P2"/>
      <text:p text:style-name="P2">Porsche Cayenne Cayenne V 6</text:p>
      <text:p text:style-name="P2"/>
      <text:p text:style-name="P2"><text:s text:c="4"/></text:p>
      <text:p text:style-name="P2">Información general</text:p>
      <text:p text:style-name="P2"><text:soft-page-break/>Tipo de coche: <text:tab/>Todoterrenos grandes</text:p>
      <text:p text:style-name="P2">Tracción: <text:tab/>Tracción en las 4 ruedas</text:p>
      <text:p text:style-name="P2">Tipo de cambio: <text:tab/>Automático</text:p>
      <text:p text:style-name="P2">Tara nominal mínima:</text:p>
      <text:p text:style-name="P2">(peso del coche descargado)<text:tab/>2160 Kg</text:p>
      <text:p text:style-name="P2">Plazas máximas: <text:tab/>5 ocupantes</text:p>
      <text:p text:style-name="P2">Largo: <text:tab/>4798 mm</text:p>
      <text:p text:style-name="P2">Ancho: <text:tab/>1928 mm</text:p>
      <text:p text:style-name="P2">Alto: <text:tab/>1699 mm</text:p>
      <text:p text:style-name="P2">Motor</text:p>
      <text:p text:style-name="P2">Combustible: <text:tab/>Gasolina</text:p>
      <text:p text:style-name="P2">Cilindrada: <text:tab/>3598 cc</text:p>
      <text:p text:style-name="P2">Número de cilindros: <text:tab/>6</text:p>
      <text:p text:style-name="P2">Prestaciones</text:p>
      <text:p text:style-name="P2">Caballos de potencia: <text:tab/>290 cv</text:p>
      <text:p text:style-name="P2">Potencia máxima: <text:tab/>213 kw</text:p>
      <text:p text:style-name="P2">Par máximo:</text:p>
      <text:p text:style-name="P2">(fuerza del motor)<text:tab/>385 NM</text:p>
      <text:p text:style-name="P2">Consumo</text:p>
      <text:p text:style-name="P2">Nivel de consumo: <text:tab/></text:p>
      <text:p text:style-name="P2">Consumo: <text:tab/>12,9 litros a los 100 km</text:p>
      <text:p text:style-name="P2">Emisiones de CO2: <text:tab/>310 g/km</text:p>
      <text:p text:style-name="P2"/>
      <text:p text:style-name="P2"/>
      <text:p text:style-name="P2"/>
      <text:p text:style-name="P2"/>
      <text:p text:style-name="P2"/>
      <text:p text:style-name="P2"/>
      <text:p text:style-name="P2"/>
      <text:p text:style-name="P2"/>
      <text:h text:style-name="P7" text:outline-level="1">Land Rover Discovery 3</text:h>
      <text:p text:style-name="P5"><text:a xlink:type="simple" xlink:href="https://www.youtube.com/watch?v=qPvib10kdEg" text:style-name="Internet_20_link" text:visited-style-name="Visited_20_Internet_20_Link">https://www.youtube.com/watch?v=qPvib10kdEg</text:a></text:p>
      <text:p text:style-name="P5"/>
      <text:p text:style-name="P5"/>
      <text:p text:style-name="P5">Land Rover</text:p>
      <text:p text:style-name="P5"/>
      <text:p text:style-name="P5"><text:s/></text:p>
      <text:p text:style-name="P5"/>
      <text:p text:style-name="P5"/>
      <text:p text:style-name="P5"/>
      <text:p text:style-name="P5">Un marca que sin duda está ligada a los todoterreno. Desde el momento de su nacimiento, Land Rover se ha caracterizado por dotar a sus automóviles de una tracción total en sus vehículos. Estos automóviles aparecieron en 1948, tres años después de que terminase la II Guerra Mundial. Al principio, su uso estaba enfocado a servir como herramienta de trabajo gracias a su robustez y sencillez.</text:p>
      <text:p text:style-name="P5"/>
      <text:p text:style-name="P5">En los años 50 y 60 es cuando la marca empieza a hacerse fuerte gracias a la innovación y perfección de sus modelos. Una de las cosas que gustan más a los amantes de estos vehículos es el valor que transmite la empresa en cada uno de sus vehículos: el de libertad, aventura, pasión…</text:p>
      <text:p text:style-name="P5"/>
      <text:p text:style-name="P5">Nadie pone en duda que Land Rover es una marca potente dentro del mundo de la automoción, ya que está presente en más de 140 países. </text:p>
      <text:p text:style-name="P5"/>
      <text:p text:style-name="P5"/>
      <text:p text:style-name="P5"/>
      <text:p text:style-name="P2">Land Rover Discovery 3 TDV6 2.7 Automatico</text:p>
      <text:p text:style-name="P2"/>
      <text:p text:style-name="P2"/>
      <text:p text:style-name="P2"/>
      <text:p text:style-name="P2">Información general</text:p>
      <text:p text:style-name="P2">Tipo de coche: <text:tab/>Todoterrenos grandes</text:p>
      <text:p text:style-name="P2">Tracción: <text:tab/>Tracción en las 4 ruedas</text:p>
      <text:p text:style-name="P2">Tipo de cambio: <text:tab/>Automático</text:p>
      <text:p text:style-name="P2">Tara nominal mínima:</text:p>
      <text:p text:style-name="P2">(peso del coche descargado)<text:tab/>2429 Kg</text:p>
      <text:p text:style-name="P2">Plazas máximas: <text:tab/>7 ocupantes</text:p>
      <text:p text:style-name="P2">Largo: <text:tab/>4835 mm</text:p>
      <text:p text:style-name="P2">Ancho: <text:tab/>1915 mm</text:p>
      <text:p text:style-name="P2">Alto: <text:tab/>1882 mm</text:p>
      <text:p text:style-name="P2">Motor</text:p>
      <text:p text:style-name="P2">Combustible: <text:tab/>Diésel</text:p>
      <text:p text:style-name="P2">Cilindrada: <text:tab/>2720 cc</text:p>
      <text:p text:style-name="P2">Número de cilindros: <text:tab/>6</text:p>
      <text:p text:style-name="P2">Prestaciones</text:p>
      <text:p text:style-name="P2">Caballos de potencia: <text:tab/>190,4 cv</text:p>
      <text:p text:style-name="P2">Potencia máxima: <text:tab/>140 kw</text:p>
      <text:p text:style-name="P2">Par máximo:</text:p>
      <text:p text:style-name="P2"><text:soft-page-break/>(fuerza del motor)<text:tab/>440 NM</text:p>
      <text:p text:style-name="P2">Consumo</text:p>
      <text:p text:style-name="P2">Nivel de consumo: <text:tab/></text:p>
      <text:p text:style-name="P2">Consumo: <text:tab/>10,2 litros a los 100 km</text:p>
      <text:p text:style-name="P2">Emisiones de CO2: <text:tab/>270 g/km</text:p>
      <text:p text:style-name="P2">Land Rover Discovery 3 Land Rover Discovery 3</text:p>
      <text:p text:style-name="P2"/>
      <text:p text:style-name="P2"/>
      <text:p text:style-name="P2"/>
      <text:p text:style-name="P2"/>
      <text:p text:style-name="P2"/>
      <text:p text:style-name="P2"/>
      <text:h text:style-name="P7" text:outline-level="1">Jeep Commander</text:h>
      <text:p text:style-name="P2"/>
      <text:h text:style-name="P9" text:outline-level="1"><text:a xlink:type="simple" xlink:href="https://www.youtube.com/watch?v=CaN0_H1204E" text:style-name="Internet_20_link" text:visited-style-name="Visited_20_Internet_20_Link">https://www.youtube.com/watch?v=CaN0_H1204E</text:a></text:h>
      <text:p text:style-name="P12"/>
      <text:p text:style-name="P5"/>
      <text:p text:style-name="P5"/>
      <text:p text:style-name="P3">Jeep Commander 5.7 V8 Hemi</text:p>
      <text:p text:style-name="P5"/>
      <text:p text:style-name="P5"/>
      <text:p text:style-name="P5"/>
      <text:p text:style-name="P5"/>
      <text:p text:style-name="P5">Jeep es una marca que todo el mundo asocia con los todoterrenos. Sus inicios los encontramos en el ejército militar y el contexto, la II Guerra Mundial. El ejército de EE.UU. convocó un concurso para que una empresa diseñara y construyera coches destinados a combatir.</text:p>
      <text:p text:style-name="P5"/>
      <text:p text:style-name="P5">La compañía Bantam Motor Company, por medio de su diseñador Karl Probst, presentó unos bocetos, pero al final fueron Ford y Willys los que se encargaron de fabricar los vehículos para la armada estadounidense, que popularmente se empezaron a conocer como Jeep.</text:p>
      <text:p text:style-name="P5"/>
      <text:p text:style-name="P5">Cuando acabó la guerra, Willys Overland adaptó estos coches a su uso cotidiano. <text:s text:c="3"/></text:p>
      <text:p text:style-name="P5"/>
      <text:p text:style-name="P5"><text:s/></text:p>
      <text:p text:style-name="P2"/>
      <text:p text:style-name="P2">Jeep Commander 5.7 V8 Hemi</text:p>
      <text:p text:style-name="P2"/>
      <text:p text:style-name="P2"><text:s text:c="3"/></text:p>
      <text:p text:style-name="P2">Información general</text:p>
      <text:p text:style-name="P2">Tipo de coche: <text:tab/>Todoterrenos grandes</text:p>
      <text:p text:style-name="P2">Tracción: <text:tab/>Tracción en las 4 ruedas</text:p>
      <text:p text:style-name="P2">Tipo de cambio: <text:tab/>AS</text:p>
      <text:p text:style-name="P2">Tara nominal mínima:</text:p>
      <text:p text:style-name="P2">(peso del coche descargado)<text:tab/>2350 Kg</text:p>
      <text:p text:style-name="P2">Plazas máximas: <text:tab/>5 ocupantes</text:p>
      <text:p text:style-name="P2">Largo: <text:tab/>4787 mm</text:p>
      <text:p text:style-name="P2">Ancho: <text:tab/>1899 mm</text:p>
      <text:p text:style-name="P2">Alto: <text:tab/>1826 mm</text:p>
      <text:p text:style-name="P2">Motor</text:p>
      <text:p text:style-name="P2">Combustible: <text:tab/>Gasolina</text:p>
      <text:p text:style-name="P2">Cilindrada: <text:tab/>5654 cc</text:p>
      <text:p text:style-name="P2">Número de cilindros: <text:tab/>8</text:p>
      <text:p text:style-name="P2">Prestaciones</text:p>
      <text:p text:style-name="P2">Caballos de potencia: <text:tab/>326 cv</text:p>
      <text:p text:style-name="P2">Potencia máxima: <text:tab/>240 kw</text:p>
      <text:p text:style-name="P2"><text:soft-page-break/>Par máximo:</text:p>
      <text:p text:style-name="P2">(fuerza del motor)<text:tab/>500 NM</text:p>
      <text:p text:style-name="P2">Consumo</text:p>
      <text:p text:style-name="P2">Nivel de consumo: <text:tab/></text:p>
      <text:p text:style-name="P2">Consumo: <text:tab/>15,9 litros a los 100 km</text:p>
      <text:p text:style-name="P2">Emisiones de CO2: <text:tab/>377 g/k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8-11-28T22:29:08.922000000</dc:date>
    <meta:editing-duration>PT3H3M6S</meta:editing-duration>
    <meta:editing-cycles>2</meta:editing-cycles>
    <meta:document-statistic meta:table-count="0" meta:image-count="0" meta:object-count="0" meta:page-count="8" meta:paragraph-count="133" meta:word-count="1287" meta:character-count="7653" meta:non-whitespace-character-count="6411"/>
  </office:meta>
</office:document-meta>
</file>